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6.3291in"/>
    </style:style>
    <style:style style:name="co3" style:family="table-column">
      <style:table-column-properties fo:break-before="auto" style:column-width="3.2626in"/>
    </style:style>
    <style:style style:name="co4" style:family="table-column">
      <style:table-column-properties fo:break-before="auto" style:column-width="2.8228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3.7665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1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ensyR4gePro-v2_bom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 Per PCB</text:p>
          </table:table-cell>
          <table:table-cell table:style-name="ce4" office:value-type="string" calcext:value-type="string">
            <text:p>Price Each</text:p>
          </table:table-cell>
          <table:table-cell table:style-name="ce4" office:value-type="string" calcext:value-type="string">
            <text:p>Extended Price</text:p>
          </table:table-cell>
          <table:table-cell table:style-name="ce2" office:value-type="string" calcext:value-type="string">
            <text:p>Availability</text:p>
          </table:table-cell>
          <table:table-cell table:style-name="ce2" office:value-type="string" calcext:value-type="string">
            <text:p>Order URL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18650</text:p>
          </table:table-cell>
          <table:table-cell office:value-type="string" calcext:value-type="string">
            <text:p>BatteryHolder_MPD_BH-18650-PC2-no-hol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5" calcext:value-type="currency">
            <text:p>$1.25</text:p>
          </table:table-cell>
          <table:table-cell table:formula="of:=[.G2] * [.H2]" office:value-type="currency" office:currency="USD" office:value="1.25" calcext:value-type="currency">
            <text:p>$1.2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1"><text:a xlink:href="https://www.amazon.com/gp/product/B07D1FRL54" xlink:type="simple">https://www.amazon.com/gp/product/B07D1FRL54</text:a></text:span>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<text:s/>ceramic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 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G3] * [.H3]" office:value-type="currency" office:currency="USD" office:value="0.12" calcext:value-type="currency">
            <text:p>$0.12</text:p>
          </table:table-cell>
          <table:table-cell/>
          <table:table-cell office:value-type="string" calcext:value-type="string">
            <text:p><text:a xlink:href="https://www.amazon.com/dp/B08B3VCK42" xlink:type="simple">https://www.amazon.com/dp/B08B3VCK42</text:a> 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arized electrolytic capacitor, small symbol</text:p>
          </table:table-cell>
          <table:table-cell office:value-type="string" calcext:value-type="string">
            <text:p>CP_Small</text:p>
          </table:table-cell>
          <table:table-cell office:value-type="string" calcext:value-type="string">
            <text:p>C3 C4 C5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_Radial_D5.0mm_P2.50mm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G4] * [.H4]" office:value-type="currency" office:currency="USD" office:value="0.76" calcext:value-type="currency">
            <text:p>$0.76</text:p>
          </table:table-cell>
          <table:table-cell/>
          <table:table-cell office:value-type="string" calcext:value-type="string">
            <text:p><text:a xlink:href="https://www.mouser.com/ProductDetail/667-ECA-1EM100I" xlink:type="simple">https://www.mouser.com/ProductDetail/667-ECA-1EM100I</text:a> 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eramic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[.G5] * [.H5]" office:value-type="currency" office:currency="USD" office:value="0.18" calcext:value-type="currency">
            <text:p>$0.18</text:p>
          </table:table-cell>
          <table:table-cell/>
          <table:table-cell office:value-type="string" calcext:value-type="string">
            <text:p><text:a xlink:href="https://www.mouser.com/ProductDetail/Vishay/1C10C0G220J050B?qs=%2FVYrxewl4mYopKLzL8PbyA%3D%3D" xlink:type="simple">https://www.mouser.com/ProductDetail/Vishay/1C10C0G220J050B?qs=%2FVYrxewl4mYopKLzL8PbyA%3D%3D</text:a> 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dio Jack, 3 Poles (Stereo / TRS)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Kycon STX35013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7" calcext:value-type="currency">
            <text:p>$1.07</text:p>
          </table:table-cell>
          <table:table-cell table:formula="of:=[.G6] * [.H6]" office:value-type="currency" office:currency="USD" office:value="1.07" calcext:value-type="currency">
            <text:p>$1.07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mouser.com/ProductDetail/806-STX-3501-3N" xlink:type="simple">https://www.mouser.com/ProductDetail/806-STX-3501-3N</text:a> 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G7] * [.H7]" office:value-type="currency" office:currency="USD" office:value="0.4" calcext:value-type="currency">
            <text:p>$0.4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1"><text:a xlink:href="https://www.amazon.com/MCIGICM-Header-2-45mm-Arduino-Connector/dp/B07PKKY8BX" xlink:type="simple">https://www.amazon.com/MCIGICM-Header-2-45mm-Arduino-Connector/dp/B07PKKY8BX</text:a></text:span>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G8] * [.H8]" office:value-type="currency" office:currency="USD" office:value="0.4" calcext:value-type="currency">
            <text:p>$0.4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amazon.com/MCIGICM-Header-2-45mm-Arduino-Connector/dp/B07PKKY8BX" xlink:type="simple">https://www.amazon.com/MCIGICM-Header-2-45mm-Arduino-Connector/dp/B07PKKY8BX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aker, 8 Ohm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LS1 LS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peaker_Visaton_K14.25_8_ohm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65" calcext:value-type="currency">
            <text:p>$4.65</text:p>
          </table:table-cell>
          <table:table-cell table:formula="of:=[.G9] * [.H9]" office:value-type="currency" office:currency="USD" office:value="9.3" calcext:value-type="currency">
            <text:p>$9.30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<text:span text:style-name="T2"><text:a xlink:href="https://www.mouser.com/ProductDetail/243-K14.25-8OHM" xlink:type="simple">https://www.mouser.com/ProductDetail/243-K14.25-8OHM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 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0] * [.H10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a xlink:href="https://www.amazon.com/EDGELEC-Resistor-Tolerance-Resistance-Optional/dp/B07HDG9K8P/ref=sr_1_3?dchild=1&amp;keywords=100K+resistor&amp;qid=1622499664&amp;sr=8-3" xlink:type="simple">https://www.amazon.com/EDGELEC-Resistor-Tolerance-Resistance-Optional/dp/B07HDG9K8P/ref=sr_1_3?dchild=1&amp;keywords=100K+resistor&amp;qid=1622499664&amp;sr=8-3</text:a> 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 R2 R13 R14 R15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1] * [.H11]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<text:a xlink:href="https://www.amazon.com/EDGELEC-Resistor-Tolerance-Resistance-Optional/dp/B07HDGX5LM" xlink:type="simple">https://www.amazon.com/EDGELEC-Resistor-Tolerance-Resistance-Optional/dp/B07HDGX5LM</text:a>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 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2] * [.H12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a xlink:href="https://www.amazon.com/EDGELEC-Resistor-Tolerance-Resistance-Optional/dp/B07HDFVM49" xlink:type="simple">https://www.amazon.com/EDGELEC-Resistor-Tolerance-Resistance-Optional/dp/B07HDFVM49</text:a> 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1 R1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3] * [.H13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a xlink:href="https://www.amazon.com/EDGELEC-Resistor-Tolerance-Resistance-Optional/dp/B07HDFTX3P/ref=sr_1_2_sspa" xlink:type="simple">https://www.amazon.com/EDGELEC-Resistor-Tolerance-Resistance-Optional/dp/B07HDFTX3P/ref=sr_1_2_sspa</text:a> 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or ¼ Wa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6 R7 R8</text:p>
          </table:table-cell>
          <table:table-cell office:value-type="string" calcext:value-type="string">
            <text:p>2M or 2M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G14] * [.H14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a xlink:href="https://www.amazon.com/EDGELEC-Resistor-Tolerance-Resistance-Optional/dp/B07HDGLLJC" xlink:type="simple">https://www.amazon.com/EDGELEC-Resistor-Tolerance-Resistance-Optional/dp/B07HDGLLJC</text:a> 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tentiometer, dual 10K</text:p>
          </table:table-cell>
          <table:table-cell office:value-type="string" calcext:value-type="string">
            <text:p>R_POT_Dual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1OK_Dual</text:p>
          </table:table-cell>
          <table:table-cell office:value-type="string" calcext:value-type="string">
            <text:p>Potentiometer_10K_Dual_Uxcel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G15] * [.H15]" office:value-type="currency" office:currency="USD" office:value="0.5" calcext:value-type="currency">
            <text:p>$0.5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Uxcell-5-Pin-Linear-Potentiometer-16mmx3/dp/B013FPKCMM" xlink:type="simple">https://www.amazon.com/Uxcell-5-Pin-Linear-Potentiometer-16mmx3/dp/B013FPKCMM</text:a> 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tentiometer, dual 10K</text:p>
          </table:table-cell>
          <table:table-cell office:value-type="string" calcext:value-type="string">
            <text:p>R_POT_Dual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_POT_Dual</text:p>
          </table:table-cell>
          <table:table-cell office:value-type="string" calcext:value-type="string">
            <text:p>Potentiometer_10K_Dual_Uxcel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G16] * [.H16]" office:value-type="currency" office:currency="USD" office:value="0.5" calcext:value-type="currency">
            <text:p>$0.5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Uxcell-5-Pin-Linear-Potentiometer-16mmx3/dp/B013FPKCMM" xlink:type="simple">https://www.amazon.com/Uxcell-5-Pin-Linear-Potentiometer-16mmx3/dp/B013FPKCMM</text:a> 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tary encoder, dual channel, incremental quadrate outputs, with switch, Bourns/Alps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4" calcext:value-type="currency">
            <text:p>$1.14</text:p>
          </table:table-cell>
          <table:table-cell table:formula="of:=[.G17] * [.H17]" office:value-type="currency" office:currency="USD" office:value="1.14" calcext:value-type="currency">
            <text:p>$1.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mouser.com/ProductDetail/652-PEC12R4015FS0024" xlink:type="simple">https://www.mouser.com/ProductDetail/652-PEC12R4015FS0024</text:a> 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2 SW3 SW4 SW5 SW6 SW7 SW8 SW9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PUSH_6mm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8] * [.H18]" office:value-type="currency" office:currency="USD" office:value="0.8" calcext:value-type="currency">
            <text:p>$0.8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1"><text:a xlink:href="https://www.amazon.com/gp/product/B07C7211PJ" xlink:type="simple">https://www.amazon.com/gp/product/B07C7211PJ</text:a></text:span>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P3T Power switch</text:p>
          </table:table-cell>
          <table:table-cell office:value-type="string" calcext:value-type="string">
            <text:p>Switch_DP3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DP3T</text:p>
          </table:table-cell>
          <table:table-cell office:value-type="string" calcext:value-type="string">
            <text:p>Switch_DP3T_CK_OS203011MS1Q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" calcext:value-type="currency">
            <text:p>$0.60</text:p>
          </table:table-cell>
          <table:table-cell table:formula="of:=[.G19] * [.H19]" office:value-type="currency" office:currency="USD" office:value="0.6" calcext:value-type="currency">
            <text:p>$0.6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mouser.com/ProductDetail/611-OS203011MV9QN1" xlink:type="simple">https://www.mouser.com/ProductDetail/611-OS203011MV9QN1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FT Display</text:p>
          </table:table-cell>
          <table:table-cell office:value-type="string" calcext:value-type="string">
            <text:p>ILI9341-2.8in-Touchscreen-TF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LI9341-2.8in-Touchscreen-TFT</text:p>
          </table:table-cell>
          <table:table-cell office:value-type="string" calcext:value-type="string">
            <text:p>ILI9341_2.8_TFT_TOUCH_SD_SP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59" calcext:value-type="currency">
            <text:p>$17.59</text:p>
          </table:table-cell>
          <table:table-cell table:formula="of:=[.G20] * [.H20]" office:value-type="currency" office:currency="USD" office:value="17.59" calcext:value-type="currency">
            <text:p>$17.5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amazon.com/gp/product/B073R7BH1B" xlink:type="simple">https://www.amazon.com/gp/product/B073R7BH1B</text:a></text:span><text:span text:style-name="T2"> </text:span>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ereo Amplifier</text:p>
          </table:table-cell>
          <table:table-cell office:value-type="string" calcext:value-type="string">
            <text:p>PAM8403_BREAKOUT-MyMCU_Espressif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AM8403_BREAKOUT</text:p>
          </table:table-cell>
          <table:table-cell office:value-type="string" calcext:value-type="string">
            <text:p>PAM8403_Breakout_HW10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G21] * [.H21]" office:value-type="currency" office:currency="USD" office:value="1.1" calcext:value-type="currency">
            <text:p>$1.1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gp/product/B00LODGV64" xlink:type="simple">https://www.amazon.com/gp/product/B00LODGV64</text:a> 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reo ADC</text:p>
          </table:table-cell>
          <table:table-cell office:value-type="string" calcext:value-type="string">
            <text:p>PCM1802-ADC-stereo-breako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CM1802-ADC-stereo-breakout</text:p>
          </table:table-cell>
          <table:table-cell office:value-type="string" calcext:value-type="string">
            <text:p>PCM1802-ADC-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59" calcext:value-type="currency">
            <text:p>$11.59</text:p>
          </table:table-cell>
          <table:table-cell table:formula="of:=[.G22] * [.H22]" office:value-type="currency" office:currency="USD" office:value="11.59" calcext:value-type="currency">
            <text:p>$11.5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Anncus-【Simple-Robot】PCM1802-Verstarker-Analog-INPU/dp/B095N99LKK/ref=sr_1_5" xlink:type="simple">https://www.amazon.com/Anncus-%E3%80%90Simple-Robot%E3%80%91PCM1802-Verstarker-Analog-INPU/dp/B095N99LKK/ref=sr_1_5</text:a>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reo DAC</text:p>
          </table:table-cell>
          <table:table-cell office:value-type="string" calcext:value-type="string">
            <text:p>PCM5102A_HILETGO_BREAKOU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CM5102A_HILETGO_BREAKOUT</text:p>
          </table:table-cell>
          <table:table-cell office:value-type="string" calcext:value-type="string">
            <text:p>PCM5102A_Hiletgo_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.19" calcext:value-type="currency">
            <text:p>$10.19</text:p>
          </table:table-cell>
          <table:table-cell table:formula="of:=[.G23] * [.H23]" office:value-type="currency" office:currency="USD" office:value="10.19" calcext:value-type="currency">
            <text:p>$10.1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1"><text:a xlink:href="https://www.amazon.com/HiLetgo-Lossless-Digital-Converter-Raspberry/dp/B07Q9K5MT8" xlink:type="simple">https://www.amazon.com/HiLetgo-Lossless-Digital-Converter-Raspberry/dp/B07Q9K5MT8</text:a></text:span>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al Low-Noise JFET-Input Operational Amplifiers, DIP-8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G24] * [.H24]" office:value-type="currency" office:currency="USD" office:value="0.75" calcext:value-type="currency">
            <text:p>$0.7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mouser.com/ProductDetail/Texas-Instruments/TL072IP?qs=5BZzbFV4k2v7IBrcArRPQw%3D%3D" xlink:type="simple">https://www.mouser.com/ProductDetail/Texas-Instruments/TL072IP?qs=5BZzbFV4k2v7IBrcArRPQw%3D%3D</text:a> 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ttery Charger</text:p>
          </table:table-cell>
          <table:table-cell office:value-type="string" calcext:value-type="string">
            <text:p>TP4056_5V_Li_Battery_Charger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P4056_5V_Li_Battery_Charger</text:p>
          </table:table-cell>
          <table:table-cell office:value-type="string" calcext:value-type="string">
            <text:p>TP4056_Li_Battery_Charger_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G25] * [.H25]" office:value-type="currency" office:currency="USD" office:value="1" calcext:value-type="currency">
            <text:p>$1.0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1"><text:a xlink:href="https://www.amazon.com/gp/product/B071RG4YWM" xlink:type="simple">https://www.amazon.com/gp/product/B071RG4YWM</text:a></text:span>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ensy 4.1 Microcontroller board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Teensy4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.85" calcext:value-type="currency">
            <text:p>$26.85</text:p>
          </table:table-cell>
          <table:table-cell table:formula="of:=[.G26] * [.H26]" office:value-type="currency" office:currency="USD" office:value="26.85" calcext:value-type="currency">
            <text:p>$26.85</text:p>
          </table:table-cell>
          <table:table-cell office:value-type="string" calcext:value-type="string">
            <text:p>OOS until July</text:p>
          </table:table-cell>
          <table:table-cell office:value-type="string" calcext:value-type="string">
            <text:p><text:a xlink:href="https://www.pjrc.com/store/teensy41.html" xlink:type="simple">https://www.pjrc.com/store/teensy41.html</text:a>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alog joystick with button</text:p>
          </table:table-cell>
          <table:table-cell office:value-type="string" calcext:value-type="string">
            <text:p>XBox360_Analog_Joystick</text:p>
          </table:table-cell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XBox360_Analog_Joysti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5" calcext:value-type="float">
            <text:p>1.75</text:p>
          </table:table-cell>
          <table:table-cell table:formula="of:=[.G27] * [.H27]" office:value-type="currency" office:currency="USD" office:value="1.75" calcext:value-type="currency">
            <text:p>$1.7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dp/B07NM7GW91" xlink:type="simple">https://www.amazon.com/dp/B07NM7GW91</text:a>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eneric 2.54mm female header connectors</text:p>
          </table:table-cell>
          <table:table-cell table:number-columns-repeated="3"/>
          <table:table-cell office:value-type="string" calcext:value-type="string">
            <text:p>Female header pins 2.54mm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G28] * [.H28]" office:value-type="currency" office:currency="USD" office:value="1.6" calcext:value-type="currency">
            <text:p>$1.6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span text:style-name="T2"><text:a xlink:href="https://www.amazon.com/Haobase-2-54mm-Straight-Single-Headers/dp/B01DLX6RSQ" xlink:type="simple">https://www.amazon.com/Haobase-2-54mm-Straight-Single-Headers/dp/B01DLX6RSQ</text:a></text:span><text:span text:style-name="T2"> 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" office:value-type="string" calcext:value-type="string">
            <text:p>Subtotal</text:p>
          </table:table-cell>
          <table:table-cell table:style-name="ce4" table:formula="of:=SUM([.I2:.I28])" office:value-type="currency" office:currency="USD" office:value="90.24" calcext:value-type="currency">
            <text:p>$90.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Additional Recommended I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oSD card (8-16GB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G32] * [.H32]" office:value-type="currency" office:currency="USD" office:value="5" calcext:value-type="currency">
            <text:p>$5.0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amazon.com/PNY-microSDHC-Memory-2-Pack-P-SDU16GX2U185GW-GE/dp/B07TDN2G18" xlink:type="simple">https://www.amazon.com/PNY-microSDHC-Memory-2-Pack-P-SDU16GX2U185GW-GE/dp/B07TDN2G18</text:a>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ensy USB Host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G33] * [.H33]" office:value-type="currency" office:currency="USD" office:value="3" calcext:value-type="currency">
            <text:p>$3.0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pjrc.com/store/cable_usb_host_t36.html" xlink:type="simple">https://www.pjrc.com/store/cable_usb_host_t36.html</text:a>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8 MB PSR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[.G34] * [.H34]" office:value-type="currency" office:currency="USD" office:value="1.8" calcext:value-type="currency">
            <text:p>$1.8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<text:a xlink:href="https://www.pjrc.com/store/psram.html" xlink:type="simple">https://www.pjrc.com/store/psram.html</text:a> 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" office:value-type="string" calcext:value-type="string">
            <text:p>With Recommended:</text:p>
          </table:table-cell>
          <table:table-cell table:style-name="ce4" table:formula="of:= SUM([.I32:.I34]) + [.I29]" office:value-type="currency" office:currency="USD" office:value="100.04" calcext:value-type="currency">
            <text:p>$100.04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'TeensyR4gePro-v2_bom_2'.I2:'TeensyR4gePro-v2_bom_2'.I28" table:contains-header="false" table:orientation="column"/>
        <table:database-range table:name="__Anonymous_DB__2" table:target-range-address="'TeensyR4gePro-v2_bom_2'.A1:'TeensyR4gePro-v2_bom_2'.K2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0:43:45.354496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31T20:49:57.845572784</dc:date>
    <meta:editing-duration>PT50M37S</meta:editing-duration>
    <meta:editing-cycles>10</meta:editing-cycles>
    <meta:generator>LibreOffice/6.4.7.2$Linux_X86_64 LibreOffice_project/40$Build-2</meta:generator>
    <meta:document-statistic meta:table-count="1" meta:cell-count="319" meta:object-count="0"/>
  </office:meta>
</office:document-meta>
</file>